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" style:family="table">
      <style:table-properties style:width="6.7014in" fo:margin-left="-0.0056in" fo:margin-right="-0.0035in" table:align="margins"/>
    </style:style>
    <style:style style:name="FR.A" style:family="table-column">
      <style:table-column-properties style:column-width="0.3035in" style:rel-column-width="437*"/>
    </style:style>
    <style:style style:name="FR.B" style:family="table-column">
      <style:table-column-properties style:column-width="4.4535in" style:rel-column-width="6413*"/>
    </style:style>
    <style:style style:name="FR.C" style:family="table-column">
      <style:table-column-properties style:column-width="0.7729in" style:rel-column-width="1113*"/>
    </style:style>
    <style:style style:name="FR.D" style:family="table-column">
      <style:table-column-properties style:column-width="1.1715in" style:rel-column-width="1687*"/>
    </style:style>
    <style:style style:name="FR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FR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FR.D1" style:family="table-cell">
      <style:table-cell-properties fo:padding="0.0382in" fo:border="0.0007in solid #000000"/>
    </style:style>
    <style:style style:name="FR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FR.B2" style:family="table-cell">
      <style:table-cell-properties fo:padding="0.0382in" fo:border-left="0.0007in solid #000000" fo:border-right="none" fo:border-top="none" fo:border-bottom="0.0007in solid #000000"/>
    </style:style>
    <style:style style:name="FR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7639in" style:rel-column-width="7480*"/>
    </style:style>
    <style:style style:name="Table1.B" style:family="table-column">
      <style:table-column-properties style:column-width="5.9285in" style:rel-column-width="58055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-18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Table_20_Contents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5" style:family="paragraph" style:parent-style-name="Table_20_Heading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6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7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fo:background-color="#ffff00" style:font-name-asian="Helvetica" style:font-size-asian="11pt" style:font-weight-asian="normal" style:font-name-complex="Helvetica" style:font-size-complex="11pt" style:font-weight-complex="normal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-18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9" style:family="paragraph" style:parent-style-name="Table_20_Contents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10" style:family="paragraph" style:parent-style-name="Table_20_Contents">
      <style:text-properties style:font-name="Helvetica" fo:font-size="11pt" fo:language="de" fo:country="DE" fo:background-color="#ffff00" style:font-name-asian="Helvetica" style:font-size-asian="11pt" style:font-name-complex="Helvetica" style:font-size-complex="11pt"/>
    </style:style>
    <style:style style:name="P11" style:family="paragraph" style:parent-style-name="Table_20_Heading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T1" style:family="text">
      <style:text-properties style:font-name="Helvetica" style:font-name-asian="Helvetica" style:font-name-complex="Helvetica"/>
    </style:style>
    <style:style style:name="T2" style:family="text">
      <style:text-properties style:font-name="Helvetica" fo:language="de" fo:country="DE" style:font-name-asian="Helvetica" style:font-name-complex="Helvetica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A</text:span><text:span text:style-name="T2">nforderungen</text:span></text:h>
      <text:p text:style-name="Text_20_body"><text:span text:style-name="T2"/></text:p>
      <table:table table:name="FR" table:style-name="FR">
        <table:table-column table:style-name="FR.A"/>
        <table:table-column table:style-name="FR.B"/>
        <table:table-column table:style-name="FR.C"/>
        <table:table-column table:style-name="FR.D"/>
        <table:table-header-rows>
          <table:table-row>
            <table:table-cell table:style-name="FR.A1" office:value-type="float" office:value="0">
              <text:p text:style-name="P5">NFR</text:p>
            </table:table-cell>
            <table:table-cell table:style-name="FR.B1" office:value-type="string">
              <text:p text:style-name="P5">Non Functional Requirement</text:p>
            </table:table-cell>
            <table:table-cell table:style-name="FR.B1" office:value-type="string">
              <text:p text:style-name="P5">Source</text:p>
            </table:table-cell>
            <table:table-cell table:style-name="FR.D1" office:value-type="string">
              <text:p text:style-name="P5">Responsible</text:p>
            </table:table-cell>
          </table:table-row>
        </table:table-header-rows>
        <table:table-row>
          <table:table-cell table:style-name="FR.A2" office:value-type="float" office:value="1">
            <text:p text:style-name="P4">01</text:p>
          </table:table-cell>
          <table:table-cell table:style-name="FR.B2" office:value-type="string">
            <text:p text:style-name="P7">Das Tank System soll pro Tanksäule ein Bezahlterminal haben. </text:p>
          </table:table-cell>
          <table:table-cell table:style-name="FR.B2" office:value-type="string">
            <text:p text:style-name="P2"/>
          </table:table-cell>
          <table:table-cell table:style-name="FR.D2" office:value-type="string">
            <text:p text:style-name="P2"/>
          </table:table-cell>
        </table:table-row>
        <table:table-row>
          <table:table-cell table:style-name="FR.A2" office:value-type="float" office:value="2">
            <text:p text:style-name="P4">02</text:p>
          </table:table-cell>
          <table:table-cell table:style-name="FR.B2" office:value-type="string">
            <text:p text:style-name="P2">Das Tank System soll das Tanken jeweils von Mo-So von 0-24Uhr ermöglichen</text:p>
          </table:table-cell>
          <table:table-cell table:style-name="FR.B2" office:value-type="string">
            <text:p text:style-name="P2"/>
          </table:table-cell>
          <table:table-cell table:style-name="FR.D2" office:value-type="string">
            <text:p text:style-name="P2"/>
          </table:table-cell>
        </table:table-row>
        <table:table-row>
          <table:table-cell table:style-name="FR.A2" office:value-type="float" office:value="3">
            <text:p text:style-name="P4">03</text:p>
          </table:table-cell>
          <table:table-cell table:style-name="FR.B2" office:value-type="string">
            <text:p text:style-name="P2">Die “Quittung” soll innerhalb 1 Minute nach Abschluss des Tankvorganges an das Buchhaltungs System übermittelt werden. </text:p>
          </table:table-cell>
          <table:table-cell table:style-name="FR.B2" office:value-type="string">
            <text:p text:style-name="P2"/>
          </table:table-cell>
          <table:table-cell table:style-name="FR.D2" office:value-type="string">
            <text:p text:style-name="P2"/>
          </table:table-cell>
        </table:table-row>
        <table:table-row>
          <table:table-cell table:style-name="FR.A2" office:value-type="float" office:value="5">
            <text:p text:style-name="P4">04</text:p>
          </table:table-cell>
          <table:table-cell table:style-name="FR.B2" office:value-type="string">
            <text:p text:style-name="P7">Der Zählerstand der Tanksäulen und Benutzerdaten dürfen bei einem Stromausfall nicht verloren gehen</text:p>
          </table:table-cell>
          <table:table-cell table:style-name="FR.B2" office:value-type="string">
            <text:p text:style-name="P2"/>
          </table:table-cell>
          <table:table-cell table:style-name="FR.D2" office:value-type="string">
            <text:p text:style-name="P2"/>
          </table:table-cell>
        </table:table-row>
        <table:table-row>
          <table:table-cell table:style-name="FR.A2" office:value-type="float" office:value="6">
            <text:p text:style-name="P4">05</text:p>
          </table:table-cell>
          <table:table-cell table:style-name="FR.B2" office:value-type="string">
            <text:p text:style-name="P2">Das Tank System soll zu 95% Betriebsbereit sein</text:p>
          </table:table-cell>
          <table:table-cell table:style-name="FR.B2" office:value-type="string">
            <text:p text:style-name="P2"/>
          </table:table-cell>
          <table:table-cell table:style-name="FR.D2" office:value-type="string">
            <text:p text:style-name="P2"/>
          </table:table-cell>
        </table:table-row>
        <table:table-row>
          <table:table-cell table:style-name="FR.A2" office:value-type="float" office:value="0">
            <text:p text:style-name="P4">06</text:p>
          </table:table-cell>
          <table:table-cell table:style-name="FR.B2" office:value-type="string">
            <text:p text:style-name="P2">Die Antwortzeit des Benutzerinterfaces soll max 0.5 Sek betragen</text:p>
          </table:table-cell>
          <table:table-cell table:style-name="FR.B2" office:value-type="string">
            <text:p text:style-name="P2"/>
          </table:table-cell>
          <table:table-cell table:style-name="FR.D2" office:value-type="string">
            <text:p text:style-name="P2"/>
          </table:table-cell>
        </table:table-row>
        <table:table-row>
          <table:table-cell table:style-name="FR.A2" office:value-type="float" office:value="0">
            <text:p text:style-name="P4">07</text:p>
          </table:table-cell>
          <table:table-cell table:style-name="FR.B2" office:value-type="string">
            <text:p text:style-name="P2">Die Firmenkarte soll mittels einer Pin Nummer geschützt sein</text:p>
          </table:table-cell>
          <table:table-cell table:style-name="FR.B2" office:value-type="string">
            <text:p text:style-name="P2"/>
          </table:table-cell>
          <table:table-cell table:style-name="FR.D2" office:value-type="string">
            <text:p text:style-name="P2"/>
          </table:table-cell>
        </table:table-row>
        <table:table-row>
          <table:table-cell table:style-name="FR.A2" office:value-type="float" office:value="0">
            <text:p text:style-name="P4">08</text:p>
          </table:table-cell>
          <table:table-cell table:style-name="FR.B2" office:value-type="string">
            <text:p text:style-name="P2">Von dem Tank System soll täglich ein Backup erstellt werden</text:p>
          </table:table-cell>
          <table:table-cell table:style-name="FR.B2" office:value-type="string">
            <text:p text:style-name="P2"/>
          </table:table-cell>
          <table:table-cell table:style-name="FR.D2" office:value-type="string">
            <text:p text:style-name="P2"/>
          </table:table-cell>
        </table:table-row>
        <table:table-row>
          <table:table-cell table:style-name="FR.A2" office:value-type="float" office:value="0">
            <text:p text:style-name="P4">09</text:p>
          </table:table-cell>
          <table:table-cell table:style-name="FR.B2" office:value-type="string">
            <text:p text:style-name="P3">Der Tankwart kann eine Liste mit verschiedenen Benzinlieferanten erfassen</text:p>
          </table:table-cell>
          <table:table-cell table:style-name="FR.B2" office:value-type="string">
            <text:p text:style-name="P3"/>
          </table:table-cell>
          <table:table-cell table:style-name="FR.D2" office:value-type="string">
            <text:p text:style-name="P3"/>
          </table:table-cell>
        </table:table-row>
        <table:table-row>
          <table:table-cell table:style-name="FR.A2" office:value-type="float" office:value="0">
            <text:p text:style-name="P4">10</text:p>
          </table:table-cell>
          <table:table-cell table:style-name="FR.B2" office:value-type="string">
            <text:p text:style-name="P3">Der Tankwart kann den bevorzugten Benzinlieferanten definieren</text:p>
          </table:table-cell>
          <table:table-cell table:style-name="FR.B2" office:value-type="string">
            <text:p text:style-name="P3"/>
          </table:table-cell>
          <table:table-cell table:style-name="FR.D2" office:value-type="string">
            <text:p text:style-name="P3"/>
          </table:table-cell>
        </table:table-row>
        <table:table-row>
          <table:table-cell table:style-name="FR.A2" office:value-type="float" office:value="0">
            <text:p text:style-name="P4">11</text:p>
          </table:table-cell>
          <table:table-cell table:style-name="FR.B2" office:value-type="string">
            <text:p text:style-name="P10">Der Kunde kann mittels Bargeld oder Debit/Credit Karten bezahlen</text:p>
          </table:table-cell>
          <table:table-cell table:style-name="FR.B2" office:value-type="string">
            <text:p text:style-name="P4"/>
          </table:table-cell>
          <table:table-cell table:style-name="FR.D2" office:value-type="string">
            <text:p text:style-name="P4"/>
          </table:table-cell>
        </table:table-row>
        <table:table-row>
          <table:table-cell table:style-name="FR.A2" office:value-type="float" office:value="0">
            <text:p text:style-name="P4">12</text:p>
          </table:table-cell>
          <table:table-cell table:style-name="FR.B2" office:value-type="string">
            <text:p text:style-name="P10">Der Mittarbeiter hat ein Badge mit welchem Treibstoff auf Lohn bezogen werden kann</text:p>
          </table:table-cell>
          <table:table-cell table:style-name="FR.B2" office:value-type="string">
            <text:p text:style-name="P4"/>
          </table:table-cell>
          <table:table-cell table:style-name="FR.D2" office:value-type="string">
            <text:p text:style-name="P4"/>
          </table:table-cell>
        </table:table-row>
        <table:table-row>
          <table:table-cell table:style-name="FR.A2" office:value-type="float" office:value="0">
            <text:p text:style-name="P4">13</text:p>
          </table:table-cell>
          <table:table-cell table:style-name="FR.B2" office:value-type="string">
            <text:p text:style-name="P10">Das Bedienterminal erlaubt nur das einführen von Geldnoten und keine Münzen</text:p>
          </table:table-cell>
          <table:table-cell table:style-name="FR.B2" office:value-type="string">
            <text:p text:style-name="P4"/>
          </table:table-cell>
          <table:table-cell table:style-name="FR.D2" office:value-type="string">
            <text:p text:style-name="P4"/>
          </table:table-cell>
        </table:table-row>
        <table:table-row>
          <table:table-cell table:style-name="FR.A2" office:value-type="float" office:value="0">
            <text:p text:style-name="P4">14</text:p>
          </table:table-cell>
          <table:table-cell table:style-name="FR.B2" office:value-type="string">
            <text:p text:style-name="P4">Das Bedienterminal gibt kein Rückgeld</text:p>
          </table:table-cell>
          <table:table-cell table:style-name="FR.B2" office:value-type="string">
            <text:p text:style-name="P4"/>
          </table:table-cell>
          <table:table-cell table:style-name="FR.D2" office:value-type="string">
            <text:p text:style-name="P4"/>
          </table:table-cell>
        </table:table-row>
      </table:table>
      <text:p text:style-name="P2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float" office:value="0">
              <text:p text:style-name="P5">FR</text:p>
            </table:table-cell>
            <table:table-cell table:style-name="Table1.B1" office:value-type="string">
              <text:p text:style-name="P5">Functional Requirement</text:p>
            </table:table-cell>
          </table:table-row>
        </table:table-header-rows>
        <table:table-row>
          <table:table-cell table:style-name="Table1.A2" office:value-type="float" office:value="1">
            <text:p text:style-name="P4">01</text:p>
          </table:table-cell>
          <table:table-cell table:style-name="Table1.B2" office:value-type="string">
            <text:p text:style-name="P7">Wenn die Quittung Papierrolle zu 90% aufgebraucht ist, soll dies dem Anlagen System gemeldet werden.</text:p>
          </table:table-cell>
        </table:table-row>
        <table:table-row>
          <table:table-cell table:style-name="Table1.A2" office:value-type="float" office:value="2">
            <text:p text:style-name="P4">02</text:p>
          </table:table-cell>
          <table:table-cell table:style-name="Table1.B2" office:value-type="string">
            <text:p text:style-name="P7">Das Tank System muss fähig sein auf Wunsch des Kunden die Benutzerführung in <text:s/>DE, EN, IT <text:s/>Sprache dar zu stellen</text:p>
          </table:table-cell>
        </table:table-row>
        <table:table-row>
          <table:table-cell table:style-name="Table1.A2" office:value-type="float" office:value="0">
            <text:p text:style-name="P4">03</text:p>
          </table:table-cell>
          <table:table-cell table:style-name="Table1.B2" office:value-type="string">
            <text:p text:style-name="P2">Bei Ausfall des Buchhaltungs System soll das Tank System das Tanken verhindern</text:p>
          </table:table-cell>
        </table:table-row>
        <table:table-row>
          <table:table-cell table:style-name="Table1.A2" office:value-type="float" office:value="0">
            <text:p text:style-name="P4">04</text:p>
          </table:table-cell>
          <table:table-cell table:style-name="Table1.B2" office:value-type="string">
            <text:p text:style-name="P2">Das Tank System soll ermöglichen für Angestellte ein maximales Tankvolumen aus dem Personalsystem abzurufen</text:p>
          </table:table-cell>
        </table:table-row>
        <table:table-row>
          <table:table-cell table:style-name="Table1.A2" office:value-type="float" office:value="0">
            <text:p text:style-name="P4">05</text:p>
          </table:table-cell>
          <table:table-cell table:style-name="Table1.B2" office:value-type="string">
            <text:p text:style-name="P7">Wenn der Angestellte Tanken möchte, soll das System den Angestellten mittels der Firmenkarte und Pin Nummer authentifizieren.</text:p>
          </table:table-cell>
        </table:table-row>
        <table:table-row>
          <table:table-cell table:style-name="Table1.A2" office:value-type="float" office:value="0">
            <text:p text:style-name="P4">06</text:p>
          </table:table-cell>
          <table:table-cell table:style-name="Table1.B2" office:value-type="string">
            <text:p text:style-name="P2">Das System muss fähig sein die Authentifizierungs- Daten sicher vom Personal System abzufragen</text:p>
          </table:table-cell>
        </table:table-row>
        <table:table-row>
          <table:table-cell table:style-name="Table1.A2" office:value-type="float" office:value="0">
            <text:p text:style-name="P4">07</text:p>
          </table:table-cell>
          <table:table-cell table:style-name="Table1.B2" office:value-type="string">
            <text:p text:style-name="P2">Das System soll fähig sein Statistiken pro Angestellter oder Firmenfahrzeug zu erstellen</text:p>
          </table:table-cell>
        </table:table-row>
        <table:table-row>
          <table:table-cell table:style-name="Table1.A2" office:value-type="float" office:value="0">
            <text:p text:style-name="P4">08</text:p>
          </table:table-cell>
          <table:table-cell table:style-name="Table1.B2" office:value-type="string">
            <text:p text:style-name="P7">Das System soll fähig sein dem Angestellten nach Abschluss des Tankvorganges ein E-Mail als Quittung zu senden</text:p>
          </table:table-cell>
        </table:table-row>
        <table:table-row>
          <table:table-cell table:style-name="Table1.A2" office:value-type="float" office:value="0">
            <text:p text:style-name="P4">09</text:p>
          </table:table-cell>
          <table:table-cell table:style-name="Table1.B2" office:value-type="string">
            <text:p text:style-name="P2">Vor der Betankung muss das Tank System sicher stellen, dass der Mindeststand der Benzinart noch 200 Liter beträgt, ansonsten muss der Tankvorgang blockiert werden. </text:p>
          </table:table-cell>
        </table:table-row>
        <text:soft-page-break/>
        <table:table-row>
          <table:table-cell table:style-name="Table1.A2" office:value-type="float" office:value="0">
            <text:p text:style-name="P4">10</text:p>
          </table:table-cell>
          <table:table-cell table:style-name="Table1.B2" office:value-type="string">
            <text:p text:style-name="P2">Wenn das Tank System einen Fehler registriert soll dem Anlagen System eine Meldung gesendet werden</text:p>
          </table:table-cell>
        </table:table-row>
        <table:table-row>
          <table:table-cell table:style-name="Table1.A2" office:value-type="float" office:value="0">
            <text:p text:style-name="P4">11</text:p>
          </table:table-cell>
          <table:table-cell table:style-name="Table1.B2" office:value-type="string">
            <text:p text:style-name="P2">Wenn der Benutzer die Pin Nummer 3x falsch eingibt soll das Tank System die Karte Sperren</text:p>
          </table:table-cell>
        </table:table-row>
        <table:table-row>
          <table:table-cell table:style-name="Table1.A2" office:value-type="float" office:value="0">
            <text:p text:style-name="P4">12</text:p>
          </table:table-cell>
          <table:table-cell table:style-name="Table1.B2" office:value-type="string">
            <text:p text:style-name="P7">Wenn der Benzinstand im Tank den Minimum Level unterschreitet, soll das System automatisch eine Bestellung beim Benzinlieferanten auslösen. </text:p>
          </table:table-cell>
        </table:table-row>
        <table:table-row>
          <table:table-cell table:style-name="Table1.A2" office:value-type="float" office:value="0">
            <text:p text:style-name="P4">13</text:p>
          </table:table-cell>
          <table:table-cell table:style-name="Table1.B2" office:value-type="string">
            <text:p text:style-name="P2">Wenn eine Benzinbestellung ausgelöst wurde, muss der Tank zuerst gefüllt werden bevor die nächste Bestellung für diesen Tank ausgelöst werden kann. </text:p>
          </table:table-cell>
        </table:table-row>
        <table:table-row>
          <table:table-cell table:style-name="Table1.A2" office:value-type="float" office:value="0">
            <text:p text:style-name="P4">14</text:p>
          </table:table-cell>
          <table:table-cell table:style-name="Table1.B2" office:value-type="string">
            <text:p text:style-name="P2">Wenn eine Benzinbestellung gemacht wird, soll ein E-Mail an den Tankwart gesendet werden</text:p>
          </table:table-cell>
        </table:table-row>
        <table:table-row>
          <table:table-cell table:style-name="Table1.A2" office:value-type="float" office:value="0">
            <text:p text:style-name="P4">15</text:p>
          </table:table-cell>
          <table:table-cell table:style-name="Table1.B2" office:value-type="string">
            <text:p text:style-name="P2">Wenn das Personal System nicht erreichbar ist muss das Tank System den Tankvorgang verhindern und den Kunden Informieren</text:p>
          </table:table-cell>
        </table:table-row>
        <table:table-row>
          <table:table-cell table:style-name="Table1.A2" office:value-type="float" office:value="0">
            <text:p text:style-name="P4">16</text:p>
          </table:table-cell>
          <table:table-cell table:style-name="Table1.B2" office:value-type="string">
            <text:p text:style-name="P2">Wenn das Bargeld Fach voll ist soll das Tank System die Bezahloption Bargeld blockieren und den Kunden Informieren</text:p>
          </table:table-cell>
        </table:table-row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30T12:17:48</meta:creation-date>
    <dc:date>2013-12-04T23:41:33</dc:date>
    <meta:editing-duration>PT12H50M41S</meta:editing-duration>
    <meta:editing-cycles>17</meta:editing-cycles>
    <meta:generator>NeoOffice/3.4$Unix OpenOffice.org_project/Patch 0</meta:generator>
    <meta:document-statistic meta:table-count="2" meta:image-count="0" meta:object-count="0" meta:page-count="2" meta:paragraph-count="67" meta:word-count="444" meta:character-count="2893"/>
  </office:meta>
</office:document-meta>
</file>